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1cm" table:align="margins" style:writing-mode="page"/>
    </style:style>
    <style:style style:name="Table1.A" style:family="table-column">
      <style:table-column-properties style:column-width="5.094cm" style:rel-column-width="17570*"/>
    </style:style>
    <style:style style:name="Table1.B" style:family="table-column">
      <style:table-column-properties style:column-width="13.907cm" style:rel-column-width="47965*"/>
    </style:style>
    <style:style style:name="Table1.A1" style:family="table-cell">
      <style:table-cell-properties style:vertical-align="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P1" style:family="paragraph" style:parent-style-name="Footer">
      <style:paragraph-properties fo:text-align="center" style:justify-single-word="false" fo:padding="0.074cm" fo:border-left="none" fo:border-right="none" fo:border-top="none" fo:border-bottom="0.06pt solid #000000" style:join-border="false"/>
    </style:style>
    <style:style style:name="P2" style:family="paragraph" style:parent-style-name="Footer">
      <style:paragraph-properties fo:margin-top="0.199cm" fo:margin-bottom="0cm" loext:contextual-spacing="false" fo:text-align="center" style:justify-single-word="false"/>
      <style:text-properties style:font-name="FreeSerif"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Frame_20_contents">
      <style:paragraph-properties fo:text-align="center" style:justify-single-word="false"/>
    </style:style>
    <style:style style:name="P5" style:family="paragraph" style:parent-style-name="Table_20_Contents">
      <loext:graphic-properties draw:fill="none"/>
      <style:paragraph-properties fo:text-align="center" style:justify-single-word="false" fo:background-color="transparent" style:shadow="none" style:writing-mode="page">
        <style:tab-stops/>
      </style:paragraph-properties>
      <style:text-properties style:font-name="FreeSerif" fo:font-size="8pt" officeooo:rsid="003efcba" officeooo:paragraph-rsid="003efcba" style:font-size-asian="8pt" style:font-size-complex="8pt"/>
    </style:style>
    <style:style style:name="P6" style:family="paragraph" style:parent-style-name="Table_20_Contents">
      <loext:graphic-properties draw:fill="none"/>
      <style:paragraph-properties fo:background-color="transparent" style:writing-mode="page"/>
    </style:style>
    <style:style style:name="P7" style:family="paragraph" style:parent-style-name="Table_20_Contents">
      <loext:graphic-properties draw:fill="none"/>
      <style:paragraph-properties fo:background-color="transparent" style:writing-mode="page"/>
      <style:text-properties officeooo:paragraph-rsid="02ff0df9"/>
    </style:style>
    <style:style style:name="P8" style:family="paragraph" style:parent-style-name="Table_20_Contents">
      <loext:graphic-properties draw:fill="none"/>
      <style:paragraph-properties fo:background-color="transparent" style:writing-mode="page"/>
      <style:text-properties style:font-name="FreeSerif" fo:font-size="10pt" officeooo:rsid="017920f8" officeooo:paragraph-rsid="017a5844" style:font-size-asian="10pt" style:font-size-complex="10pt"/>
    </style:style>
    <style:style style:name="P9" style:family="paragraph" style:parent-style-name="Table_20_Contents">
      <loext:graphic-properties draw:fill="none"/>
      <style:paragraph-properties fo:background-color="transparent" style:writing-mode="page"/>
      <style:text-properties style:font-name="FreeSerif" fo:font-size="10pt" officeooo:rsid="017920f8" officeooo:paragraph-rsid="02ff0df9" style:font-size-asian="10pt" style:font-size-complex="10pt"/>
    </style:style>
    <style:style style:name="P10" style:family="paragraph" style:parent-style-name="Table_20_Contents">
      <loext:graphic-properties draw:fill="none"/>
      <style:paragraph-properties fo:margin-left="0.4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0.199cm"/>
        </style:tab-stops>
      </style:paragraph-properties>
      <style:text-properties style:font-name="FreeSerif" fo:font-size="9pt" fo:font-weight="bold" officeooo:rsid="00172e7c" officeooo:paragraph-rsid="03693afc" style:font-size-asian="9pt" style:font-weight-asian="bold" style:font-size-complex="9pt" style:font-weight-complex="bold"/>
    </style:style>
    <style:style style:name="P11" style:family="paragraph" style:parent-style-name="Table_20_Contents">
      <loext:graphic-properties draw:fill="none"/>
      <style:paragraph-properties fo:margin-left="0.4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0.199cm"/>
        </style:tab-stops>
      </style:paragraph-properties>
      <style:text-properties style:font-name="FreeSerif" fo:font-size="9pt" fo:font-weight="bold" officeooo:rsid="008dc206" officeooo:paragraph-rsid="03693afc" style:font-size-asian="9pt" style:font-weight-asian="bold" style:font-size-complex="9pt" style:font-weight-complex="bold"/>
    </style:style>
    <style:style style:name="P12" style:family="paragraph" style:parent-style-name="Table_20_Contents">
      <loext:graphic-properties draw:fill="none"/>
      <style:paragraph-properties fo:margin-left="0.4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0.199cm"/>
        </style:tab-stops>
      </style:paragraph-properties>
      <style:text-properties style:font-name="FreeSerif" fo:font-size="12pt" fo:font-weight="bold" officeooo:rsid="00172e7c" officeooo:paragraph-rsid="03693afc" style:font-size-asian="12pt" style:font-weight-asian="bold" style:font-size-complex="12pt" style:font-weight-complex="bold"/>
    </style:style>
    <style:style style:name="P13" style:family="paragraph" style:parent-style-name="Standard">
      <loext:graphic-properties draw:fill="none"/>
      <style:paragraph-properties fo:text-align="start" style:justify-single-word="false" fo:background-color="transparent" style:shadow="none" style:writing-mode="page">
        <style:tab-stops/>
      </style:paragraph-properties>
      <style:text-properties style:font-name="FreeSerif" fo:font-size="8pt" officeooo:rsid="018ca7bf" officeooo:paragraph-rsid="0175bfcb" style:font-size-asian="8pt" style:font-size-complex="8pt"/>
    </style:style>
    <style:style style:name="P14" style:family="paragraph" style:parent-style-name="Table_20_Contents">
      <style:paragraph-properties fo:text-align="start" style:justify-single-word="false" style:vertical-align="bottom" style:writing-mode="page"/>
      <style:text-properties officeooo:paragraph-rsid="032a488a"/>
    </style:style>
    <style:style style:name="P15" style:family="paragraph" style:parent-style-name="Table_20_Contents">
      <style:paragraph-properties fo:text-align="start" style:justify-single-word="false" fo:break-before="column" style:vertical-align="bottom" style:writing-mode="page"/>
      <style:text-properties officeooo:paragraph-rsid="032a488a"/>
    </style:style>
    <style:style style:name="T1" style:family="text">
      <style:text-properties style:font-name="FreeSerif" fo:font-size="8pt" style:font-size-asian="8pt" style:font-size-complex="8pt"/>
    </style:style>
    <style:style style:name="T2" style:family="text">
      <style:text-properties style:font-name="FreeSerif" fo:font-size="8pt" officeooo:rsid="0178b17d" style:font-size-asian="8pt" style:font-size-complex="8pt"/>
    </style:style>
    <style:style style:name="T3" style:family="text">
      <style:text-properties style:font-name="FreeSerif" fo:font-size="10pt" officeooo:rsid="017a74ec" style:font-size-asian="10pt" style:font-size-complex="10pt"/>
    </style:style>
    <style:style style:name="T4" style:family="text">
      <style:text-properties style:font-name="FreeSerif" fo:font-size="10pt" officeooo:rsid="017920f8" style:font-size-asian="10pt" style:font-size-complex="10pt"/>
    </style:style>
    <style:style style:name="T5" style:family="text">
      <style:text-properties style:font-name="FreeSerif" fo:font-size="10pt" officeooo:rsid="00113b61" style:font-size-asian="10pt" style:font-size-complex="10pt"/>
    </style:style>
    <style:style style:name="fr1" style:family="graphic" style:parent-style-name="Frame">
      <style:graphic-properties fo:margin-left="0cm" fo:margin-right="0cm" style:run-through="foreground" style:protect="none" style:wrap="none" style:vertical-pos="top" style:vertical-rel="baseline" style:horizontal-pos="from-left" style:horizontal-rel="paragraph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footer" text:name="py3o.footer"/>
        <text:user-field-decl office:value-type="string" office:string-value="object.company_id.rml_footer" text:name="py3o.object.company_id.rml_footer"/>
        <text:user-field-decl office:value-type="string" office:string-value="objects.company_id.rml_footer" text:name="py3o.objects.company_id.rml_footer"/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contract_id.job_id.name" text:name="py3o.object.contract_id.job_id.name"/>
        <text:user-field-decl office:value-type="string" office:string-value="object.base_inss" text:name="py3o.base_inss"/>
        <text:user-field-decl office:value-type="string" office:string-value="object.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company_logo" text:name="py3o.company_logo"/>
        <text:user-field-decl office:value-type="string" office:string-value="company_logo2" text:name="py3o.company_logo2"/>
        <text:user-field-decl office:value-type="string" office:string-value="object.employee_id.cpf" text:name="py3o.object.employee_id.cpf"/>
        <text:user-field-decl office:value-type="string" office:string-value="object.employee_id.bank_account_id.bank.bic" text:name="py3o.object.employee_id.bank_account_id.bank.bic"/>
        <text:user-field-decl office:value-type="string" office:string-value="object.number" text:name="py3o.object.payment_order_id.date_scheduled"/>
        <text:user-field-decl office:value-type="string" office:string-value="data_pagamento" text:name="py3o.data_pagamento"/>
        <text:user-field-decl office:value-type="string" office:string-value="object.employee_id.bank_account_id.bra_number" text:name="py3o.object.employee_id.bank_account_id.bra_number"/>
        <text:user-field-decl office:value-type="string" office:string-value="object.employee_id.bank_account_id.bra_number_dig" text:name="py3o.object.employee_id.bank_account_id.bra_number_dig"/>
        <text:user-field-decl office:value-type="string" office:string-value="object.employee_id.bank_account_id.acc_number" text:name="py3o.object.employee_id.bank_account_id.acc_number"/>
        <text:user-field-decl office:value-type="string" office:string-value="object.employee_id.bank_account_id.acc_number_dig" text:name="py3o.object.employee_id.bank_account_id.acc_number_dig"/>
        <text:user-field-decl office:value-type="string" office:string-value="observacoes" text:name="py3o.observacoes"/>
        <text:user-field-decl office:value-type="string" office:string-value="object.company_id.street2" text:name="py3o.object.company_id.street2"/>
        <text:user-field-decl office:value-type="string" office:string-value="object.company_id.zip" text:name="py3o.object.company_id.zip"/>
        <text:user-field-decl office:value-type="string" office:string-value="object.company_id.state_id.name" text:name="py3o.object.company_id.state_id.name"/>
        <text:user-field-decl office:value-type="string" office:string-value="object.company_id.country_id.name" text:name="py3o.object.company_id.country_id.name"/>
        <text:user-field-decl office:value-type="string" office:string-value="msg_dependentes" text:name="py3o.msg_dependentes"/>
        <text:user-field-decl office:value-type="string" office:string-value="msg_aniversario" text:name="py3o.msg_aniversario"/>
        <text:user-field-decl office:value-type="string" office:string-value="competencia" text:name="py3o.competencia"/>
        <text:user-field-decl office:value-type="string" office:string-value="line.reference" text:name="py3o.line.reference"/>
        <text:user-field-decl office:value-type="string" office:string-value="object.employee_id.pis_pasep" text:name="py3o.object.employee_id.pis_pasep"/>
        <text:user-field-decl office:value-type="string" office:string-value="object.employee_id.rg_emission" text:name="py3o.object.employee_id.rg_emission"/>
        <text:user-field-decl office:value-type="string" office:string-value="object.employee_id.rg" text:name="py3o.object.employee_id.rg"/>
        <text:user-field-decl office:value-type="string" office:string-value="object.employee_id.organ_exp" text:name="py3o.object.employee_id.organ_exp"/>
        <text:user-field-decl office:value-type="string" office:string-value="object.employee_id.company_id.name" text:name="py3o.object.employee_id.company_id.name"/>
        <text:user-field-decl office:value-type="string" office:string-value="conta_bancaria" text:name="py3o.conta_bancaria"/>
        <text:user-field-decl office:value-type="string" office:string-value="company_id.legal_name" text:name="py3o.company_id.legal_name"/>
        <text:user-field-decl office:value-type="string" office:string-value="company_id.cnpj_cpf" text:name="py3o.company_id.cnpj_cpf"/>
        <text:user-field-decl office:value-type="string" office:string-value="company_id.street" text:name="py3o.company_id.street"/>
        <text:user-field-decl office:value-type="string" office:string-value="company_id.street2" text:name="py3o.company_id.street2"/>
        <text:user-field-decl office:value-type="string" office:string-value="company_id.zip" text:name="py3o.company_id.zip"/>
        <text:user-field-decl office:value-type="string" office:string-value="company_id.state_id.name" text:name="py3o.company_id.state_id.name"/>
        <text:user-field-decl office:value-type="string" office:string-value="company_id.country_id.name" text:name="py3o.company_id.country_id.name"/>
      </text:user-field-decls>
      <text:p text:style-name="P6"><text:a xlink:type="simple" xlink:href="py3o://if=%220%20==%201%22" text:style-name="Internet_20_link" text:visited-style-name="Visited_20_Internet_20_Link"><text:span text:style-name="T3">if="0 == 1"</text:span></text:a></text:p>
      <text:p text:style-name="P8">Este parágrafo não vai ser exibido, mas precisa existir para que o logo seja impresso corretamente</text:p>
      <text:p text:style-name="P8"><text:user-field-get text:name="py3o.company_logo">company_logo</text:user-field-get></text:p>
      <text:p text:style-name="P8"><text:user-field-get text:name="py3o.company_logo2">company_logo2</text:user-field-get></text:p>
      <text:p text:style-name="P7"><text:a xlink:type="simple" xlink:href="py3o:///if" text:style-name="Internet_20_link" text:visited-style-name="Visited_20_Internet_20_Link"><text:span text:style-name="T4">/if</text:span></text:a></text:p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py3o.image(company_logo, 'png', isb64=True)" text:anchor-type="as-char" svg:width="4.9cm" svg:height="1.69cm" draw:z-index="0"><draw:text-box><text:p text:style-name="P4"/></draw:text-box></draw:frame></text:p>
          </table:table-cell>
          <table:table-cell table:style-name="Table1.B1" office:value-type="string">
            <text:p text:style-name="P12"><text:user-field-get text:name="py3o.company_id.legal_name">company_id.legal_name</text:user-field-get></text:p>
            <text:p text:style-name="P11"><text:user-field-get text:name="py3o.company_id.cnpj_cpf">company_id.cnpj_cpf</text:user-field-get></text:p>
            <text:p text:style-name="P11"><text:user-field-get text:name="py3o.company_id.street">company_id.street</text:user-field-get> <text:user-field-get text:name="py3o.company_id.street2">company_id.street2</text:user-field-get> <text:user-field-get text:name="py3o.company_id.zip">company_id.zip</text:user-field-get></text:p>
            <text:p text:style-name="P10"><text:user-field-get text:name="py3o.company_id.state_id.name">company_id.state_id.name</text:user-field-get> - <text:user-field-get text:name="py3o.company_id.country_id.name">company_id.country_id.name</text:user-field-get></text:p>
          </table:table-cell>
        </table:table-row>
      </table:table>
      <text:p text:style-name="P15"><text:span text:style-name="T2"/></text:p>
      <text:p text:style-name="P1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margin-top="0.199cm" fo:margin-bottom="0cm" loext:contextual-spacing="false" fo:text-align="center" style:justify-single-word="false"/>
      <style:text-properties style:font-name="FreeSerif" fo:font-size="8pt" style:font-size-asian="8pt" style:font-size-complex="8pt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landscape" fo:margin-top="1cm" fo:margin-bottom="0.499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user-field-decls>
          <text:user-field-decl office:value-type="string" office:string-value="footer" text:name="py3o.footer"/>
        </text:user-field-decls>
        <text:p text:style-name="MP1"/>
        <text:p text:style-name="MP2"><text:user-field-get text:name="py3o.footer">footer</text:user-field-get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9-12-10T17:13:13.533594933</dc:date>
    <meta:editing-duration>P5DT9H57M43S</meta:editing-duration>
    <meta:editing-cycles>565</meta:editing-cycles>
    <meta:generator>LibreOffice/5.1.6.2$Linux_X86_64 LibreOffice_project/10m0$Build-2</meta:generator>
    <meta:document-statistic meta:table-count="1" meta:image-count="0" meta:object-count="0" meta:page-count="1" meta:paragraph-count="11" meta:word-count="31" meta:character-count="287" meta:non-whitespace-character-count="266"/>
    <meta:user-defined meta:name="decimal_separator">,</meta:user-defined>
    <meta:user-defined meta:name="digit_separator">.</meta:user-defined>
    <meta:user-defined meta:name="float_format">"%.2f"</meta:user-defined>
  </office:meta>
</office:document-meta>
</file>